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450a" officeooo:paragraph-rsid="0016450a"/>
    </style:style>
    <style:style style:name="T1" style:family="text">
      <style:text-properties officeooo:rsid="001955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NUTRITION ASSISTANT APPLICATION</text:p>
      <text:p text:style-name="P1"><text:tab/><text:tab/></text:p>
      <text:p text:style-name="P1"><text:tab/><text:tab/><text:tab/><text:tab/><text:tab/>IDEATION PHASE</text:p>
      <text:p text:style-name="P1"/>
      <text:p text:style-name="P1"/>
      <text:p text:style-name="P1">IDEAS PLANNED:</text:p>
      <text:p text:style-name="P1"/>
      <text:p text:style-name="P1">1) Saving history of each user activity</text:p>
      <text:p text:style-name="P1"/>
      <text:p text:style-name="P1">2) Live photo from camera</text:p>
      <text:p text:style-name="P1"/>
      <text:p text:style-name="P1">3) Activity statistics of user</text:p>
      <text:p text:style-name="P1"/>
      <text:p text:style-name="P1">4) Highlight the nutrients</text:p>
      <text:p text:style-name="P1"/>
      <text:p text:style-name="P1">5) Uploading image from gallery or already stored space</text:p>
      <text:p text:style-name="P1"/>
      <text:p text:style-name="P1">6) Suggestive comments on user</text:p>
      <text:p text:style-name="P1"/>
      <text:p text:style-name="P1">7) Filter in history</text:p>
      <text:p text:style-name="P1"/>
      <text:p text:style-name="P1">8) Show the percentage of nutrients</text:p>
      <text:p text:style-name="P1"/>
      <text:p text:style-name="P1">9) A healthy tip based on user profile</text:p>
      <text:p text:style-name="P1"/>
      <text:p text:style-name="P1">10) Showing food calories depending upon given quantity</text:p>
      <text:p text:style-name="P1"/>
      <text:p text:style-name="P1">11) Identify whether it is food</text:p>
      <text:p text:style-name="P1"/>
      <text:p text:style-name="P1"/>
      <text:p text:style-name="P1">PRIORITIZED TOP 3 IDEAS BASED ON FEASIBILITY AND IMPORTANCE:</text:p>
      <text:p text:style-name="P1"/>
      <text:p text:style-name="P1">1) Two options for uploading photos of food</text:p>
      <text:p text:style-name="P1"/>
      <text:p text:style-name="P1">2) Save the history of user in IBM DB2 and performing CRUD operation on stored data</text:p>
      <text:p text:style-name="P1"/>
      <text:p text:style-name="P1">3) Activity statistics of user depending upon their <text:span text:style-name="T1">search and activity on the applic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12:30:10.858871268</meta:creation-date>
    <dc:date>2022-09-22T12:44:04.743796826</dc:date>
    <meta:editing-duration>PT53S</meta:editing-duration>
    <meta:editing-cycles>2</meta:editing-cycles>
    <meta:generator>LibreOffice/6.1.0.3$Linux_X86_64 LibreOffice_project/10$Build-3</meta:generator>
    <meta:document-statistic meta:table-count="0" meta:image-count="0" meta:object-count="0" meta:page-count="1" meta:paragraph-count="19" meta:word-count="121" meta:character-count="730" meta:non-whitespace-character-count="616"/>
  </office:meta>
</office:document-meta>
</file>